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ffe" officeooo:paragraph-rsid="001afffe"/>
    </style:style>
    <style:style style:name="P2" style:family="paragraph" style:parent-style-name="Standard" style:list-style-name="L1">
      <style:text-properties officeooo:rsid="001afffe" officeooo:paragraph-rsid="001afffe"/>
    </style:style>
    <style:style style:name="P3" style:family="paragraph" style:parent-style-name="Standard" style:list-style-name="L1">
      <style:text-properties officeooo:rsid="001c9601" officeooo:paragraph-rsid="001c9601"/>
    </style:style>
    <style:style style:name="P4" style:family="paragraph" style:parent-style-name="Standard">
      <style:text-properties officeooo:rsid="001c9601" officeooo:paragraph-rsid="001c9601"/>
    </style:style>
    <style:style style:name="P5" style:family="paragraph" style:parent-style-name="Standard">
      <style:text-properties officeooo:rsid="001ca6cd" officeooo:paragraph-rsid="001ca6cd"/>
    </style:style>
    <style:style style:name="P6" style:family="paragraph" style:parent-style-name="Standard" style:list-style-name="L2">
      <style:text-properties officeooo:rsid="001d2f91" officeooo:paragraph-rsid="001d2f91"/>
    </style:style>
    <style:style style:name="P7" style:family="paragraph" style:parent-style-name="Standard">
      <style:text-properties officeooo:rsid="001d2f91" officeooo:paragraph-rsid="001d2f91"/>
    </style:style>
    <style:style style:name="P8" style:family="paragraph" style:parent-style-name="Standard">
      <style:text-properties officeooo:rsid="001eb810" officeooo:paragraph-rsid="001eb810"/>
    </style:style>
    <style:style style:name="P9" style:family="paragraph" style:parent-style-name="Standard" style:list-style-name="L4">
      <style:text-properties officeooo:rsid="001eb810" officeooo:paragraph-rsid="001eb810"/>
    </style:style>
    <style:style style:name="P10" style:family="paragraph" style:parent-style-name="Standard" style:list-style-name="L5">
      <style:text-properties officeooo:rsid="001eb810" officeooo:paragraph-rsid="001eb810"/>
    </style:style>
    <style:style style:name="T1" style:family="text">
      <style:text-properties officeooo:rsid="001aff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9"/><text:span text:style-name="T1">Assignment 1</text:span></text:p>
      <text:p text:style-name="P1">Why should you use git?</text:p>
      <text:list xml:id="list1710107910" text:style-name="L1">
        <text:list-item>
          <text:p text:style-name="P2">It helps to keep track on changes made in code.</text:p>
        </text:list-item>
        <text:list-item>
          <text:p text:style-name="P2">It helps to develop new code and push.</text:p>
        </text:list-item>
        <text:list-item>
          <text:p text:style-name="P2">It helps to save easily all versions on git.</text:p>
        </text:list-item>
        <text:list-item>
          <text:p text:style-name="P2">It easily shift to low versions from high version.</text:p>
        </text:list-item>
        <text:list-item>
          <text:p text:style-name="P3">It helps to make collaborations also makes to multiple people to merge into one source.</text:p>
        </text:list-item>
        <text:list-item>
          <text:p text:style-name="P3">It helps to have record on what has been done.</text:p>
        </text:list-item>
      </text:list>
      <text:p text:style-name="P4"/>
      <text:p text:style-name="P4"/>
      <text:p text:style-name="P5">What is the benefit of distributed version control?</text:p>
      <text:list xml:id="list690410434" text:style-name="L2">
        <text:list-item>
          <text:p text:style-name="P6">Atomatically branching and merging is possible.</text:p>
        </text:list-item>
        <text:list-item>
          <text:p text:style-name="P6">Users can work offline.</text:p>
        </text:list-item>
        <text:list-item>
          <text:p text:style-name="P6">Multiple copies on single backup.</text:p>
        </text:list-item>
        <text:list-item>
          <text:p text:style-name="P6">Speed can be more.</text:p>
        </text:list-item>
      </text:list>
      <text:p text:style-name="P7"/>
      <text:p text:style-name="P8">What is the command for installing Git on your Linux system?</text:p>
      <text:list xml:id="list2735518891" text:style-name="L4">
        <text:list-item>
          <text:p text:style-name="P9">sudo apt install git -all</text:p>
        </text:list-item>
      </text:list>
      <text:p text:style-name="P8"/>
      <text:p text:style-name="P8">Why should you set up user.name and user.email configuration? How do you set them up?</text:p>
      <text:list xml:id="list1406666438" text:style-name="L5">
        <text:list-item>
          <text:p text:style-name="P10">To change git identity</text:p>
        </text:list-item>
        <text:list-item>
          <text:p text:style-name="P10">git config –global user.name “username”</text:p>
        </text:list-item>
        <text:list-item>
          <text:p text:style-name="P10">git config –global user.email “emailid”</text:p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21:39:49.434373048</meta:creation-date>
    <dc:date>2021-10-25T22:09:59.208374701</dc:date>
    <meta:editing-duration>PT30M1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55" meta:character-count="873" meta:non-whitespace-character-count="683"/>
  </office:meta>
</office:document-meta>
</file>